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640000004B0C65EF472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640000004B0EC954AEF.png"/>
  <manifest:file-entry manifest:media-type="image/png" manifest:full-path="Pictures/1000000000000640000004B0AF6A3641.png"/>
  <manifest:file-entry manifest:media-type="image/png" manifest:full-path="Pictures/1000000000000640000004B0FFB7843D.png"/>
  <manifest:file-entry manifest:media-type="image/png" manifest:full-path="Pictures/1000000000000640000004B0EBAB5C7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2040000017A4043B0DD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image/png" manifest:full-path="Object 2/Pictures/10000000000001E000000280E5B5F21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Blue-title">
      <style:graphic-properties draw:fill-color="#ffffff" fo:min-height="3.256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 style:list-style-name="L5">
      <style:graphic-properties draw:fill-color="#ffffff" draw:auto-grow-height="true" fo:min-height="12.573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notes">
      <style:graphic-properties draw:fill-color="#ffffff" fo:min-height="12.322cm"/>
    </style:style>
    <style:style style:name="pr6" style:family="presentation" style:parent-style-name="Blue-outline1">
      <style:graphic-properties draw:fill-color="#ffffff" fo:min-height="13.609cm"/>
    </style:style>
    <style:style style:name="pr7" style:family="presentation" style:parent-style-name="Blue-outline1" style:list-style-name="L4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text:enable-numbering="tru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256cm" svg:x="1.301cm" svg:y="0.125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SSR Research Update</text:p>
            <text:p text:style-name="P1">Ian Rose</text:p>
            <text:p text:style-name="P1"/>
          </draw:text-box>
        </draw:frame>
        <draw:frame draw:style-name="gr1" draw:text-style-name="P1" draw:layer="layout" svg:width="4.445cm" svg:height="1.195cm" svg:x="11.83cm" svg:y="13.6cm">
          <draw:text-box>
            <text:p text:style-name="P1">Feb 13, 2008</text:p>
          </draw:text-box>
        </draw:frame>
        <presentation:notes draw:style-name="dp2">
          <draw:page-thumbnail draw:style-name="gr2" draw:layer="layout" svg:width="15.265cm" svg:height="10.475cm" svg:x="3.16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2T1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CitySense</text:p>
          </draw:text-box>
        </draw:frame>
        <draw:frame draw:name="Object 1" draw:style-name="gr3" draw:layer="layout" svg:width="25.199cm" svg:height="13.859cm" svg:x="3.8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2T1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1">CitySense Node</text:p>
          </draw:text-box>
        </draw:frame>
        <draw:frame draw:name="Object 2" draw:style-name="gr3" draw:layer="layout" svg:width="25.199cm" svg:height="13.859cm" svg:x="3.301cm" svg:y="4.9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Wireless Network Monitoring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 text:style-name="P3">Current Methods (e.g. Jigsaw, Wit)</text:p>
              </text:list-item>
            </text:list>
            <text:list text:style-name="L3">
              <text:list-item>
                <text:list>
                  <text:list-item>
                    <text:p text:style-name="P4">Use multiple nodes to sniff packets in an are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ip traces back to central repo via wired netw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erge traces (eliminate duplicate packets, maybe infer missing packe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3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1">Our Approach</text:p>
          </draw:text-box>
        </draw:frame>
        <draw:frame presentation:style-name="pr6" draw:layer="layout" svg:width="25.199cm" svg:height="14.385cm" svg:x="1.4cm" svg:y="4.914cm" presentation:class="outline" presentation:user-transformed="true">
          <draw:text-box>
            <text:list text:style-name="L3">
              <text:list-item>
                <text:p text:style-name="P3">No wired backhaul</text:p>
              </text:list-item>
            </text:list>
            <text:list text:style-name="L3">
              <text:list-item>
                <text:list>
                  <text:list-item>
                    <text:p text:style-name="P4">CitySense has a wireless mesh; can we treat this like its simply a slow wired network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 nodes need to perform in-network processing (e.g. duplicate elimination) to reduce traffic?</text:p>
                  </text:list-item>
                </text:list>
              </text:list-item>
            </text:list>
            <text:list text:style-name="L3">
              <text:list-item>
                <text:p text:style-name="P3">Fidelity: What node density is required for good packet reception? <text:s/>(and what is “good”?)</text:p>
              </text:list-item>
            </text:list>
            <text:list text:style-name="L3">
              <text:list-item>
                <text:p text:style-name="P3">Anything interesting about the outdoor environ?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“Engineering Team”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4">
              <text:list-item>
                <text:p text:style-name="P5"><text:s/>Me, Rohan, Geoff Mainland, Atanu</text:p>
              </text:list-item>
            </text:list>
            <text:list text:style-name="L4">
              <text:list-item>
                <text:p text:style-name="P5"><text:s/>Node assembly &amp; deployments (indoor &amp; outdoor)</text:p>
              </text:list-item>
            </text:list>
            <text:list text:style-name="L4">
              <text:list-item>
                <text:p text:style-name="P5"><text:s/>Testing (radio coverage, power management, OS stability, routing [OLSR], environmental effects, etc.)</text:p>
              </text:list-item>
            </text:list>
            <text:list text:style-name="L4">
              <text:list-item>
                <text:p text:style-name="P5"><text:s/>Software Dev.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3">
            <text:list-item>
              <text:p text:style-name="P4">Muokkaa jäsennyksen tekstimuotoa napsauttamalla</text:p>
            </text:list-item>
          </text:list>
          <text:list text:style-name="L3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8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8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8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8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Ian Rose</meta:initial-creator>
    <meta:creation-date>2008-02-13T10:35:08</meta:creation-date>
    <dc:creator>Ian Rose</dc:creator>
    <dc:date>2008-02-13T11:19:46</dc:date>
    <meta:printed-by>Ian Rose</meta:printed-by>
    <meta:print-date>2008-02-13T10:41:11</meta:print-date>
    <meta:editing-cycles>6</meta:editing-cycles>
    <meta:editing-duration>PT20M10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202cm" svg:height="13.334cm" svg:x="1.635cm" svg:y="1cm">
          <draw:image xlink:href="Pictures/10000000000002040000017A4043B0DD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6.932cm" svg:height="22.577cm" svg:x="2.27cm" svg:y="-4.437cm">
          <draw:image xlink:href="Pictures/10000000000001E000000280E5B5F21E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